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Standard">
      <style:text-properties officeooo:paragraph-rsid="0f0649dd"/>
    </style:style>
    <style:style style:name="P82" style:family="paragraph" style:parent-style-name="Footnote">
      <style:text-properties officeooo:paragraph-rsid="0f140c00"/>
    </style:style>
    <style:style style:name="P83" style:family="paragraph" style:parent-style-name="Standard">
      <style:text-properties officeooo:paragraph-rsid="0f2db54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5" style:family="paragraph" style:parent-style-name="Standard">
      <style:text-properties officeooo:paragraph-rsid="0f466349"/>
    </style:style>
    <style:style style:name="P86" style:family="paragraph" style:parent-style-name="Footnote">
      <style:text-properties officeooo:paragraph-rsid="0f12f362"/>
    </style:style>
    <style:style style:name="P87" style:family="paragraph" style:parent-style-name="Standard">
      <style:text-properties officeooo:paragraph-rsid="0f66ac77"/>
    </style:style>
    <style:style style:name="P88" style:family="paragraph" style:parent-style-name="Standard">
      <style:text-properties officeooo:paragraph-rsid="0f7eefe1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Footnote">
      <style:text-properties officeooo:paragraph-rsid="0f8706e5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style:font-size-asian="12pt" style:font-size-complex="12pt"/>
    </style:style>
    <style:style style:name="T28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officeooo:rsid="047da547"/>
    </style:style>
    <style:style style:name="T3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style:font-size-asian="12pt" style:font-size-complex="12pt"/>
    </style:style>
    <style:style style:name="T323" style:family="text">
      <style:text-properties officeooo:rsid="04473353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officeooo:rsid="0aace3cd"/>
    </style:style>
    <style:style style:name="T326" style:family="text">
      <style:text-properties fo:font-size="10pt" style:font-size-asian="10pt" style:font-size-complex="10pt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80285f"/>
    </style:style>
    <style:style style:name="T335" style:family="text">
      <style:text-properties officeooo:rsid="0e838e2a"/>
    </style:style>
    <style:style style:name="T336" style:family="text">
      <style:text-properties officeooo:rsid="0e83c34e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style:font-size-asian="12pt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9">C</text:span><text:span text:style-name="T238">hecklist voor </text:span><text:span text:style-name="T240">de installatie</text:span><text:span text:style-name="T238"> van </text:span><text:reference-mark-start text:name="Distributie"/><text:span text:style-name="T241">Debian</text:span><text:reference-mark-end text:name="Distributie"/><text:span text:style-name="T242"> </text:span><text:reference-mark-start text:name="Versie"/><text:span text:style-name="T241">1</text:span><text:span text:style-name="T243">1</text:span><text:reference-mark-end text:name="Versie"/><text:span text:style-name="Strong_20_Emphasis"><text:span text:style-name="T275"> </text:span></text:span><text:span text:style-name="Strong_20_Emphasis"><text:span text:style-name="T276">LTS</text:span></text:span><text:span text:style-name="T244"><text:note text:id="ftn1" text:note-class="footnote"><text:note-citation>1</text:note-citation><text:note-body><text:p text:style-name="P28"><text:span text:style-name="T283">LTS</text:span><text:span text:style-name="T291"> </text:span><text:span text:style-name="T292">staat voor</text:span><text:span text:style-name="T293"> </text:span><text:span text:style-name="T283">Long-Term Support, langetermijnondersteuning, </text:span><text:span text:style-name="T294">en </text:span><text:span text:style-name="T296">d</text:span><text:span text:style-name="T294">eze </text:span><text:span text:style-name="T294"><text:reference-ref text:reference-format="text" text:ref-name="Distributie">Debian</text:reference-ref></text:span><text:span text:style-name="T294"><text:s/></text:span><text:span text:style-name="T294"><text:reference-ref text:reference-format="text" text:ref-name="Versie">11</text:reference-ref></text:span><text:span text:style-name="T294"><text:s/>LTS </text:span><text:span text:style-name="T292">van</text:span><text:span text:style-name="T295"> </text:span><text:span text:style-name="T288">augustus 2021 </text:span><text:span text:style-name="T283">wordt </text:span><text:span text:style-name="T289">vijf</text:span><text:span text:style-name="T283"> jaar onder</text:span><text:span text:style-name="T295">houden</text:span><text:span text:style-name="T290"> </text:span><text:span text:style-name="T283">tot </text:span><text:span text:style-name="T288">augustus</text:span><text:span text:style-name="T284"> </text:span><text:span text:style-name="T283">202</text:span><text:span text:style-name="T285">6</text:span><text:span text:style-name="T286">.</text:span></text:p></text:note-body></text:note></text:span><text:span text:style-name="T245"> </text:span><text:reference-mark-start text:name="Editie"/><text:span text:style-name="T248">D</text:span><text:span text:style-name="T246">esktop</text:span><text:reference-mark-end text:name="Editie"/><text:span text:style-name="T247">.</text:span></text:p>
      <text:p text:style-name="P4"/>
      <text:p text:style-name="P83"><text:span text:style-name="T36">Kijk op</text:span><text:span text:style-name="T268"> </text:span><text:a xlink:type="simple" xlink:href="https://karelzimmer.nl/" text:style-name="Internet_20_link" text:visited-style-name="Visited_20_Internet_20_Link"><text:span text:style-name="T9">karelzimmer.nl</text:span></text:a><text:span text:style-name="T268"> </text:span><text:span text:style-name="T297">voor</text:span><text:span text:style-name="T298"> </text:span><text:span text:style-name="T299">deze en andere </text:span><text:span text:style-name="T300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1">(zie toelichting)</text:span><text:span text:style-name="T19">:</text:span></text:p>
      <text:p text:style-name="P31"><text:span text:style-name="Definition"><text:span text:style-name="T303">g</text:span></text:span><text:span text:style-name="Definition"><text:span text:style-name="T302">ebruiker</text:span></text:span><text:span text:style-name="Definition"><text:span text:style-name="T306"><text:tab/><text:tab/></text:span></text:span><text:span text:style-name="Definition"><text:span text:style-name="T322"> <text:tab/><text:tab/></text:span></text:span><text:span text:style-name="T307"><draw:control text:anchor-type="as-char" svg:y="-0.429cm" draw:z-index="8" draw:name="Gebruiker" draw:style-name="gr2" draw:text-style-name="P98" svg:width="6.061cm" svg:height="0.6cm" draw:control="control9"><svg:title>Gebruiker</svg:title><svg:desc>Volledige naam, bijv. Jan Stek</svg:desc></draw:control></text:span><text:span text:style-name="T307"><text:tab/></text:span><text:span text:style-name="T308">(</text:span><text:span text:style-name="T304">volledige naam, bijv. </text:span><text:span text:style-name="T320">J</text:span><text:span text:style-name="T321">a</text:span><text:span text:style-name="T320">n </text:span><text:span text:style-name="T321">Jansen</text:span><text:span text:style-name="T305">)</text:span></text:p>
      <text:p text:style-name="Standard"><text:span text:style-name="Definition"><text:span text:style-name="T303">g</text:span></text:span><text:span text:style-name="Definition"><text:span text:style-name="T302">ebruikersnaam<text:tab/></text:span></text:span><text:span text:style-name="Definition"><text:span text:style-name="T302"><draw:control text:anchor-type="as-char" svg:y="-0.429cm" draw:z-index="9" draw:name="Gberuikersnaam" draw:style-name="gr2" draw:text-style-name="P98" svg:width="6.061cm" svg:height="0.6cm" draw:control="control10"><svg:title>Gebruikersnaam</svg:title><svg:desc>Korte naam, bijv. jan</svg:desc></draw:control></text:span></text:span><text:span text:style-name="Definition"><text:span text:style-name="T302"><text:tab/></text:span></text:span><text:span text:style-name="T10">(korte naam, bijv. </text:span><text:span text:style-name="T266">j</text:span><text:span text:style-name="T267">a</text:span><text:span text:style-name="T266">n</text:span><text:span text:style-name="T10">)</text:span></text:p>
      <text:p text:style-name="P30"><text:span text:style-name="Definition"><text:span text:style-name="T310">c</text:span></text:span><text:span text:style-name="Definition"><text:span text:style-name="T309">omputernaam<text:tab/><text:tab/></text:span></text:span><text:span text:style-name="Definition"><text:span text:style-name="T307"><draw:control text:anchor-type="as-char" svg:y="-0.429cm" draw:z-index="10" draw:name="Computernaam" draw:style-name="gr2" draw:text-style-name="P98" svg:width="6.061cm" svg:height="0.6cm" draw:control="control11"><svg:title>Computernaam</svg:title><svg:desc>Unieke naam van de computer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naam van de compute</text:span></text:span><text:span text:style-name="Definition"><text:span text:style-name="T315">r, </text:span></text:span><text:span text:style-name="Definition"><text:span text:style-name="T316">bijv. p</text:span></text:span><text:span text:style-name="Definition"><text:span text:style-name="T317">c02</text:span></text:span><text:span text:style-name="Definition"><text:span text:style-name="T313">)</text:span></text:span></text:p>
      <text:p text:style-name="P30"><text:span text:style-name="Definition"><text:span text:style-name="T303">o</text:span></text:span><text:span text:style-name="Definition"><text:span text:style-name="T302">pstartmenu</text:span></text:span><text:span text:style-name="Definition"><text:span text:style-name="T307"><text:tab/><text:tab/><text:tab/></text:span></text:span><text:span text:style-name="Definition"><text:span text:style-name="T307"><draw:control text:anchor-type="as-char" svg:y="-0.429cm" draw:z-index="11" draw:name="Opstartmenu" draw:style-name="gr2" draw:text-style-name="P98" svg:width="6.061cm" svg:height="0.6cm" draw:control="control12"><svg:title>Opstartmenu</svg:title><svg:desc>Toets voor het opstartmenu ("bootmenu")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to</text:span></text:span><text:span text:style-name="Definition"><text:span text:style-name="T318">ets voor het opstartmedium</text:span></text:span><text:span text:style-name="Definition"><text:span text:style-name="T319">)</text:span></text:span></text:p>
      <text:p text:style-name="P96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98" svg:width="6.061cm" svg:height="0.6cm" draw:control="control8"><svg:title>Instellingen</svg:title><svg:desc>Toets voor het BIOS/UEFI-scherm ("setup")</svg:desc></draw:control></text:span><text:span text:style-name="T313"><text:tab/>(</text:span><text:span text:style-name="T314">toets voor het UEFI-BIOS-scherm</text:span><text:span text:style-name="T313">)</text:span></text:p>
      <text:p text:style-name="P33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Definition"><text:span text:style-name="T340"><text:tab/></text:span></text:span><text:span text:style-name="Definition"><text:span text:style-name="T350"> <text:tab/><text:tab/></text:span></text:span><text:span text:style-name="T341"><draw:control text:anchor-type="as-char" svg:y="-0.429cm" draw:z-index="18" draw:name="Gebruiker 1" draw:style-name="gr2" draw:text-style-name="P98" svg:width="6.061cm" svg:height="0.6cm" draw:control="control19"><svg:title>Gebruiker</svg:title><svg:desc>Volledige naam, bijv. Jan Stek</svg:desc></draw:control></text:span><text:span text:style-name="T341"><text:tab/></text:span><text:span text:style-name="T342">(</text:span><text:span text:style-name="T343">volledige naam </text:span><text:span text:style-name="T344">evt. 2</text:span><text:span text:style-name="T351">e</text:span><text:span text:style-name="T344"> gebruiker</text:span><text:span text:style-name="T345">)</text:span></text:p>
      <text:p text:style-name="P79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Definition"><text:span text:style-name="T346"><text:tab/></text:span></text:span><text:span text:style-name="Definition"><text:span text:style-name="T346"><draw:control text:anchor-type="as-char" svg:y="-0.429cm" draw:z-index="19" draw:name="Gberuikersnaam 1" draw:style-name="gr2" draw:text-style-name="P98" svg:width="6.061cm" svg:height="0.6cm" draw:control="control20"><svg:title>Gebruikersnaam</svg:title><svg:desc>Korte naam, bijv. jan</svg:desc></draw:control></text:span></text:span><text:span text:style-name="Definition"><text:span text:style-name="T346"><text:tab/></text:span></text:span><text:span text:style-name="T347">(korte naam</text:span><text:span text:style-name="T348"> </text:span><text:span text:style-name="T349">evt. 2</text:span><text:span text:style-name="T352">e</text:span><text:span text:style-name="T349"> gebruiker</text:span><text:span text:style-name="T347">)</text:span></text:p>
      <text:p text:style-name="P33"><text:span text:style-name="T254">Vervang </text:span><text:span text:style-name="Definition"><text:span text:style-name="T12">schuingedrukte</text:span></text:span><text:span text:style-name="T254"> </text:span><text:span text:style-name="T255">woorden </text:span><text:span text:style-name="T254">in deze checklist door </text:span><text:span text:style-name="T255">boven</text:span><text:span text:style-name="T254">staande waarden.</text:span></text:p>
      <text:p text:style-name="P38"/>
      <text:p text:style-name="P32"><text:span text:style-name="Strong_20_Emphasis"><text:span text:style-name="T262"/></text:span></text:p>
      <text:p text:style-name="P34"><text:span text:style-name="T264">Nog niet op Linux?</text:span><text:span text:style-name="T256"><text:tab/></text:span><text:span text:style-name="T259"><text:tab/></text:span><text:span text:style-name="T260">G</text:span><text:span text:style-name="T253">ebruik </text:span><text:span text:style-name="Strong_20_Emphasis"><text:span text:style-name="T265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7"> onder </text:span><text:span text:style-name="T263">Linux</text:span><text:span text:style-name="T258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9"><text:span text:style-name="Strong_20_Emphasis"><text:span text:style-name="T261"/></text:span></text:p>
      <text:p text:style-name="P29"><text:span text:style-name="Strong_20_Emphasis"><text:span text:style-name="T261"/></text:span></text:p>
      <text:list xml:id="list3701395069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6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6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3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40"/>
      <text:list xml:id="list84344356838483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9">Start de computer op vanaf </text:span><text:span text:style-name="T280">ee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281">(</text:span><text:span text:style-name="T282">Live</text:span><text:span text:style-name="T157"><text:note text:id="ftn5" text:note-class="footnote"><text:note-citation>1</text:note-citation><text:note-body><text:p text:style-name="P27"><text:span text:style-name="T323">Vanaf ee</text:span>n Live <text:span text:style-name="T358">usb</text:span><text:span text:style-name="T325">-stick </text:span><text:span text:style-name="T333">(</text:span><text:span text:style-name="T325">of </text:span><text:span text:style-name="T333">dvd</text:span><text:span text:style-name="T287">)</text:span><text:span text:style-name="T326"> </text:span>kunt <text:span text:style-name="T323">u opstarten en</text:span> met <text:reference-ref text:reference-format="text" text:ref-name="Distributie">Debian</text:reference-ref><text:s/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90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168">Live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0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0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9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0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6"> </text:span><text:span text:style-name="T164">of dvd.</text:span></text:p>
            <text:p text:style-name="P51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4">Locatie</text:span> kies bij <text:span text:style-name="T324">Regio</text:span> voor <text:span text:style-name="T324">Europa</text:span> en klik op <text:span text:style-name="T324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4">Toetsenbord</text:span> kies <text:span text:style-name="T324">English (US)</text:span> en klik op <text:span text:style-name="T324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7"><text:span text:style-name="T6">Bij </text:span><text:span text:style-name="T17">Partities</text:span><text:span text:style-name="T6"> </text:span><text:span text:style-name="T277">selecteer</text:span><text:span text:style-name="T6"> </text:span><text:span text:style-name="T7">de </text:span><text:span text:style-name="T6">gewenste </text:span><text:span text:style-name="T278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50"><text:span text:style-name="Strong_20_Emphasis"><text:span text:style-name="T113"/></text:span></text:p>
      <text:list xml:id="list84342744888120" text:continue-numbering="true" text:style-name="L1">
        <text:list-item>
          <text:p text:style-name="P95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2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2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2"><text:span text:style-name="Strong_20_Emphasis"><text:span text:style-name="T51"><text:tab/></text:span></text:span></text:p>
      <text:p text:style-name="P53"><text:span text:style-name="Strong_20_Emphasis"><text:span text:style-name="T81"/></text:span></text:p>
      <text:p text:style-name="P54"><text:span text:style-name="Strong_20_Emphasis"><text:span text:style-name="T71"/></text:span></text:p>
      <text:list xml:id="list84344284376781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7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7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25"><text:span text:style-name="T249">D</text:span>e <text:span text:style-name="T332">Super</text:span>-toets <text:span text:style-name="T249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4"><text:span text:style-name="Strong_20_Emphasis"><text:span text:style-name="T98"/></text:span></text:p>
      <text:p text:style-name="P19"/>
      <text:p text:style-name="P19"/>
      <text:p text:style-name="P88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0"> installatie van </text:span><text:span text:style-name="T270"><text:reference-ref text:reference-format="text" text:ref-name="Distributie">Debian</text:reference-ref></text:span><text:span text:style-name="T270"><text:s/></text:span><text:span text:style-name="T271"><text:reference-ref text:reference-format="text" text:ref-name="Versie">11</text:reference-ref></text:span><text:span text:style-name="Strong_20_Emphasis"><text:span text:style-name="T273"><text:s/></text:span></text:span><text:span text:style-name="Strong_20_Emphasis"><text:span text:style-name="T274">LTS</text:span></text:span><text:span text:style-name="T272"> </text:span><text:span text:style-name="T270"><text:reference-ref text:reference-format="text" text:ref-name="Editie">Desktop</text:reference-ref></text:span><text:span text:style-name="T270"><text:s/>is voltooid.</text:span></text:p>
      <text:p text:style-name="P43"/>
      <text:p text:style-name="P35"><text:span text:style-name="Emphasis"><text:span text:style-name="T353">Geschreven </text:span></text:span><text:span text:style-name="Emphasis"><text:span text:style-name="T357">in </text:span></text:span><text:span text:style-name="Emphasis"><text:span text:style-name="T356">2021 </text:span></text:span><text:span text:style-name="Emphasis"><text:span text:style-name="T35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4">Karel Zimmer</text:span></text:span></text:a><text:span text:style-name="Emphasis"><text:span text:style-name="T35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5">Creative Commons Publiek Domein Verklaring</text:span></text:span></text:a><text:span text:style-name="Emphasis"><text:span text:style-name="T3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1-02T08:43:42.063314588">02-11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1-02T08:43:20.482230644</dc:date>
    <meta:keyword>Installatie</meta:keyword>
    <meta:keyword>Checklist</meta:keyword>
    <meta:keyword>Linux</meta:keyword>
    <meta:editing-cycles>6701</meta:editing-cycles>
    <meta:editing-duration>P11DT19H13M43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9" meta:character-count="4961" meta:non-whitespace-character-count="4254"/>
    <meta:user-defined meta:name="Info 1"/>
    <meta:user-defined meta:name="Info 2"/>
    <meta:user-defined meta:name="Info 3"/>
    <meta:user-defined meta:name="Info 4"/>
  </office:meta>
</office:document-meta>
</file>